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7075" officeooo:paragraph-rsid="00197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set</text:p>
      <text:p text:style-name="P1"/>
      <text:p text:style-name="P1"><text:a xlink:type="simple" xlink:href="https://research.google.com/youtube8m/explore.html" text:style-name="Internet_20_link" text:visited-style-name="Visited_20_Internet_20_Link">https://research.google.com/youtube8m/explore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5:19:34.175055744</meta:creation-date>
    <dc:date>2019-08-20T15:22:16.581138110</dc:date>
    <meta:editing-duration>PT2M45S</meta:editing-duration>
    <meta:editing-cycles>1</meta:editing-cycles>
    <meta:document-statistic meta:table-count="0" meta:image-count="0" meta:object-count="0" meta:page-count="1" meta:paragraph-count="2" meta:word-count="2" meta:character-count="57" meta:non-whitespace-character-count="57"/>
    <meta:generator>LibreOffice/6.0.7.3$Linux_X86_64 LibreOffice_project/00m0$Build-3</meta:generator>
  </office:meta>
</office:document-meta>
</file>